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Suite à un controle, les joueurs sont contactés par un agent, qui leur fourni une option de fuite. Leur objectif : obtenir une fausse identitée, afin d'échapper à la traque des enquêteurs de la police secrète.</text:p>
      <text:p text:style-name="Standard"/>
      <text:p text:style-name="Standard"><text:span text:style-name="T1">Festival de l'oignon</text:span>. C'est le festival de l'oignon, de nombreux vendeurs d'oignons sont présents en ville.</text:p>
      <text:p text:style-name="Standard"/>
      <text:p text:style-name="P1">Douleur perceptive : quand un évènement se déclenche, une douleur à la tête.</text:p>
      <text:p text:style-name="P1"/>
      <text:p text:style-name="P1"/>
      <text:p text:style-name="P1">&gt;Black Books</text:p>
      <text:p text:style-name="P2">Chaleur, tension, paranoia : trois glaces / Trouver une fillancée</text:p>
      <text:p text:style-name="P2">Détecter un lieu, en goutant la poussière</text:p>
      <text:p text:style-name="P2">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H13M3S</meta:editing-duration>
    <meta:editing-cycles>14</meta:editing-cycles>
    <meta:generator>OpenOffice.org/3.3$Win32 OpenOffice.org_project/330m20$Build-9567</meta:generator>
    <dc:date>2015-06-03T22:07:01.14</dc:date>
    <meta:document-statistic meta:table-count="0" meta:image-count="0" meta:object-count="0" meta:page-count="1" meta:paragraph-count="7" meta:word-count="85" meta:character-count="512"/>
    <meta:user-defined meta:name="Info 1"/>
    <meta:user-defined meta:name="Info 2"/>
    <meta:user-defined meta:name="Info 3"/>
    <meta:user-defined meta:name="Info 4"/>
  </office:meta>
</office:document-meta>
</file>